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83cm"/>
    </style:style>
    <style:style style:name="gr2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65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3.74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668cm" fo:min-width="3.198cm"/>
    </style:style>
    <style:style style:name="gr7" style:family="graphic" style:parent-style-name="objectwithoutfill">
      <style:graphic-properties svg:stroke-width="0.035cm" draw:marker-start="Diamond_20_unfille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cm" svg:height="1.8cm" svg:x="12.7cm" svg:y="5cm">
          <text:p text:style-name="P1"><text:span text:style-name="T1">Delivered bearing box</text:span></text:p>
          <text:p text:style-name="P1"><text:span text:style-name="T1">-----------------------------</text:span></text:p>
          <text:p text:style-name="P1"><text:span text:style-name="T1">fre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4cm" svg:height="1.4cm" svg:x="12.4cm" svg:y="2cm">
          <text:p text:style-name="P1"><text:span text:style-name="T1">Delivered bearing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4cm" svg:height="1.4cm" svg:x="3.1cm" svg:y="15.7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cm" svg:height="1.4cm" svg:x="7cm" svg:y="9cm">
          <text:p text:style-name="P1"><text:span text:style-name="T1">Have bearing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4cm" svg:height="1.4cm" svg:x="18cm" svg:y="9cm">
          <text:p text:style-name="P1"><text:span text:style-name="T1">Dropped bearing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1.4cm" svg:x="18.2cm" svg:y="15cm">
          <text:p text:style-name="P1"><text:span text:style-name="T1">At delivery bo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1cm" svg:y1="3.4cm" svg:x2="15.1cm" svg:y2="5cm" draw:start-shape="id1" draw:start-glue-point="2" draw:end-shape="id2" draw:end-glue-point="4" svg:d="M15100 3400v1600" svg:viewBox="0 0 1 1601">
          <text:p/>
        </draw:connector>
        <draw:custom-shape draw:style-name="gr4" draw:text-style-name="P2" xml:id="id7" draw:id="id7" draw:layer="layout" svg:width="4.6cm" svg:height="1.8cm" svg:x="3.5cm" svg:y="19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not <text:s/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4" draw:id="id4" draw:layer="layout" svg:width="4.7cm" svg:height="1.8cm" svg:x="3.4cm" svg:y="12cm">
          <text:p text:style-name="P1"><text:span text:style-name="T1">Have bearing box</text:span></text:p>
          <text:p text:style-name="P1"><text:span text:style-name="T1">-----------------------------</text:span></text:p>
          <text:p text:style-name="P1"><text:span text:style-name="T1">not bearing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5" draw:id="id5" draw:layer="layout" svg:width="4.7cm" svg:height="1.8cm" svg:x="9.7cm" svg:y="12cm">
          <text:p text:style-name="P1"><text:span text:style-name="T1">Have bearing box</text:span></text:p>
          <text:p text:style-name="P1"><text:span text:style-name="T1">-----------------------------</text:span></text:p>
          <text:p text:style-name="P1"><text:span text:style-name="T1">bearing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9.7cm" svg:y1="10.4cm" svg:x2="5.75cm" svg:y2="12cm" draw:start-shape="id3" draw:start-glue-point="2" draw:end-shape="id4" draw:end-glue-point="4" svg:d="M9700 10400l-3950 1600" svg:viewBox="0 0 3951 1601">
          <text:p/>
        </draw:connector>
        <draw:connector draw:style-name="gr3" draw:text-style-name="P3" draw:layer="layout" draw:type="line" svg:x1="9.7cm" svg:y1="10.4cm" svg:x2="12.05cm" svg:y2="12cm" draw:start-shape="id3" draw:start-glue-point="2" draw:end-shape="id5" draw:end-glue-point="4" svg:d="M9700 10400l2350 1600" svg:viewBox="0 0 2351 1601">
          <text:p/>
        </draw:connector>
        <draw:connector draw:style-name="gr3" draw:text-style-name="P3" draw:layer="layout" draw:type="line" svg:x1="5.8cm" svg:y1="17.1cm" svg:x2="5.8cm" svg:y2="19cm" draw:start-shape="id6" draw:start-glue-point="2" draw:end-shape="id7" draw:end-glue-point="4" svg:d="M5800 17100v1900" svg:viewBox="0 0 1 1901">
          <text:p/>
        </draw:connector>
        <draw:custom-shape draw:style-name="gr2" draw:text-style-name="P2" draw:layer="layout" svg:width="5.4cm" svg:height="1.4cm" svg:x="6.3cm" svg:y="22.1cm">
          <text:p text:style-name="P1"><text:span text:style-name="T1">At st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.8cm" svg:x="8.6cm" svg:y="19cm">
          <text:p text:style-name="P1"><text:span text:style-name="T1">At stock</text:span></text:p>
          <text:p text:style-name="P1"><text:span text:style-name="T1">-----------------------------</text:span></text:p>
          <text:p text:style-name="P1"><text:span text:style-name="T1">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5.8cm" svg:y1="17.1cm" svg:x2="10.9cm" svg:y2="19cm" draw:start-shape="id6" draw:start-glue-point="2" draw:end-shape="id8" draw:end-glue-point="4" svg:d="M5800 17100l5100 1900" svg:viewBox="0 0 5101 1901">
          <text:p/>
        </draw:connector>
        <draw:custom-shape draw:style-name="gr1" draw:text-style-name="P2" xml:id="id9" draw:id="id9" draw:layer="layout" svg:width="4.8cm" svg:height="1.8cm" svg:x="18.7cm" svg:y="5cm">
          <text:p text:style-name="P1"><text:span text:style-name="T1">Delivered bearing box</text:span></text:p>
          <text:p text:style-name="P1"><text:span text:style-name="T1">-----------------------------</text:span></text:p>
          <text:p text:style-name="P1"><text:span text:style-name="T1">not fre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5.1cm" svg:y1="3.4cm" svg:x2="21.1cm" svg:y2="5cm" draw:start-shape="id1" draw:start-glue-point="2" draw:end-shape="id9" draw:end-glue-point="4" svg:d="M15100 3400l6000 1600" svg:viewBox="0 0 6001 1601">
          <text:p/>
        </draw:connector>
        <draw:custom-shape draw:style-name="gr1" draw:text-style-name="P2" xml:id="id11" draw:id="id11" draw:layer="layout" svg:width="4.8cm" svg:height="1.8cm" svg:x="18.3cm" svg:y="12cm">
          <text:p text:style-name="P1"><text:span text:style-name="T1">Dropped bearing box</text:span></text:p>
          <text:p text:style-name="P1"><text:span text:style-name="T1">-----------------------------</text:span></text:p>
          <text:p text:style-name="P1"><text:span text:style-name="T1">not position(robot, P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20.7cm" svg:y1="10.4cm" svg:x2="20.7cm" svg:y2="12cm" draw:start-shape="id10" draw:start-glue-point="2" draw:end-shape="id11" draw:end-glue-point="4" svg:d="M20700 10400v1600" svg:viewBox="0 0 1 1601">
          <text:p/>
        </draw:connector>
        <draw:custom-shape draw:style-name="gr6" draw:text-style-name="P2" draw:layer="layout" svg:width="4.1cm" svg:height="1.3cm" svg:x="1.7cm" svg:y="22cm">
          <text:p text:style-name="P1"><text:span text:style-name="T1">&lt;&lt;ExtAction&gt;&gt;</text:span></text:p>
          <text:p text:style-name="P1"><text:span text:style-name="T1">do one ste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8.9cm" svg:y="15.7cm">
          <text:p text:style-name="P1"><text:span text:style-name="T1">&lt;&lt;ExtAction&gt;&gt;</text:span></text:p>
          <text:p text:style-name="P1"><text:span text:style-name="T1">take bearing 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4.1cm" svg:height="1.3cm" svg:x="24.8cm" svg:y="15.1cm">
          <text:p text:style-name="P1"><text:span text:style-name="T1">&lt;&lt;ExtAction&gt;&gt;</text:span></text:p>
          <text:p text:style-name="P1"><text:span text:style-name="T1">drop bearing b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layout" svg:x1="12.9cm" svg:y1="6.7cm" svg:x2="9.7cm" svg:y2="9cm">
          <text:p/>
        </draw:line>
        <draw:line draw:style-name="gr7" draw:text-style-name="P3" draw:layer="layout" svg:x1="17.3cm" svg:y1="6.8cm" svg:x2="20.7cm" svg:y2="9cm">
          <text:p/>
        </draw:line>
        <draw:line draw:style-name="gr7" draw:text-style-name="P3" draw:layer="layout" svg:x1="5.7cm" svg:y1="13.8cm" svg:x2="5.6cm" svg:y2="15.7cm">
          <text:p/>
        </draw:line>
        <draw:line draw:style-name="gr7" draw:text-style-name="P3" draw:layer="layout" svg:x1="7.3cm" svg:y1="13.8cm" svg:x2="11.1cm" svg:y2="15.7cm">
          <text:p/>
        </draw:line>
        <draw:line draw:style-name="gr7" draw:text-style-name="P3" draw:layer="layout" svg:x1="20.6cm" svg:y1="13.8cm" svg:x2="20.6cm" svg:y2="15cm">
          <text:p/>
        </draw:line>
        <draw:line draw:style-name="gr7" draw:text-style-name="P3" draw:layer="layout" svg:x1="22.7cm" svg:y1="13.7cm" svg:x2="26.7cm" svg:y2="15.1cm">
          <text:p/>
        </draw:line>
        <draw:line draw:style-name="gr7" draw:text-style-name="P3" draw:layer="layout" svg:x1="5.4cm" svg:y1="20.8cm" svg:x2="3.8cm" svg:y2="22cm">
          <text:p/>
        </draw:line>
        <draw:line draw:style-name="gr7" draw:text-style-name="P3" draw:layer="layout" svg:x1="6.7cm" svg:y1="20.8cm" svg:x2="8.6cm" svg:y2="22.1cm">
          <text:p/>
        </draw:line>
        <draw:custom-shape draw:style-name="gr8" draw:text-style-name="P4" draw:layer="layout" svg:width="3.1cm" svg:height="1.4cm" svg:x="13.2cm" svg:y="15.7cm">
          <text:p text:style-name="P1"><text:span text:style-name="T1">&lt;&lt;add&gt;&gt;</text:span></text:p>
          <text:p text:style-name="P1"><text:span text:style-name="T1">bearing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cm" svg:y1="13.4cm" svg:x2="14.7cm" svg:y2="15.7cm">
          <text:p/>
        </draw:line>
        <draw:custom-shape draw:style-name="gr8" draw:text-style-name="P4" draw:layer="layout" svg:width="3.1cm" svg:height="1.4cm" svg:x="29.3cm" svg:y="15.1cm">
          <text:p text:style-name="P1"><text:span text:style-name="T1">&lt;&lt;remove&gt;&gt;</text:span></text:p>
          <text:p text:style-name="P1"><text:span text:style-name="T1">bearing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1cm" svg:y1="13cm" svg:x2="30.9cm" svg:y2="15.1cm">
          <text:p/>
        </draw:line>
        <draw:custom-shape draw:style-name="gr8" draw:text-style-name="P4" draw:layer="layout" svg:width="3.1cm" svg:height="1.4cm" svg:x="2.5cm" svg:y="9cm">
          <text:p text:style-name="P1"><text:span text:style-name="T1">&lt;&lt;remove&gt;&gt;</text:span></text:p>
          <text:p text:style-name="P1"><text:span text:style-name="T1">f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7cm" svg:y1="6.1cm" svg:x2="4.3cm" svg:y2="9cm">
          <text:p/>
        </draw:line>
        <draw:custom-shape draw:style-name="gr8" draw:text-style-name="P4" draw:layer="layout" svg:width="3.1cm" svg:height="1.4cm" svg:x="25.5cm" svg:y="9cm">
          <text:p text:style-name="P1"><text:span text:style-name="T1">&lt;&lt;add&gt;&gt;</text:span></text:p>
          <text:p text:style-name="P1"><text:span text:style-name="T1">f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6.3cm" svg:x2="27.3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35:16.750908779</meta:creation-date>
    <dc:date>2016-12-28T18:29:29.879886012</dc:date>
    <meta:editing-duration>PT2H41M2S</meta:editing-duration>
    <meta:editing-cycles>3</meta:editing-cycles>
    <meta:generator>LibreOffice/5.1.6.2.0$Linux_X86_64 LibreOffice_project/10$Build-2</meta:generator>
    <meta:document-statistic meta:object-count="39"/>
  </office:meta>
</office:document-meta>
</file>